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Header">
      <style:paragraph-properties fo:text-align="end" style:justify-single-word="false"/>
    </style:style>
    <style:style style:name="P2" style:family="paragraph" style:parent-style-name="Standard">
      <style:text-properties style:font-name="Calibri Light" fo:font-size="16pt" fo:font-weight="bold" style:font-size-asian="16pt" style:font-weight-asian="bold" style:font-name-complex="Calibri Light1" style:font-size-complex="16pt"/>
    </style:style>
    <style:style style:name="P3" style:family="paragraph" style:parent-style-name="Standard">
      <style:text-properties style:font-name="Calibri Light" fo:font-size="12pt" style:font-size-asian="12pt" style:font-name-complex="Calibri Light1" style:font-size-complex="12pt"/>
    </style:style>
    <style:style style:name="P4" style:family="paragraph" style:parent-style-name="Standard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P5" style:family="paragraph" style:parent-style-name="Standard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hyphenate="false" fo:hyphenation-remain-char-count="2" fo:hyphenation-push-char-count="2"/>
    </style:style>
    <style:style style:name="P6" style:family="paragraph" style:parent-style-name="Standard" style:master-page-name="First_20_Page">
      <style:paragraph-properties style:page-number="auto"/>
      <style:text-properties style:font-name="Calibri Light" fo:font-size="16pt" fo:font-weight="bold" style:font-size-asian="16pt" style:font-weight-asian="bold" style:font-name-complex="Calibri Light1" style:font-size-complex="16pt" style:language-complex="ar" style:country-complex="SA"/>
    </style:style>
    <style:style style:name="P7" style:family="paragraph" style:parent-style-name="List_20_Paragraph" style:list-style-name="WWNum1"/>
    <style:style style:name="P8" style:family="paragraph" style:parent-style-name="List_20_Paragraph" style:list-style-name="WWNum1">
      <style:text-properties style:font-name="Calibri Light" fo:font-size="12pt" fo:font-weight="bold" style:font-size-asian="12pt" style:font-weight-asian="bold" style:font-name-complex="Calibri Light1" style:font-size-complex="12pt" style:language-complex="ar" style:country-complex="SA"/>
    </style:style>
    <style:style style:name="P9" style:family="paragraph" style:parent-style-name="List_20_Paragraph" style:list-style-name="WWNum1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P10" style:family="paragraph" style:parent-style-name="List_20_Paragraph" style:list-style-name="WWNum1">
      <style:text-properties style:font-name="Calibri Light" fo:font-size="12pt" style:font-size-asian="12pt" style:language-complex="ar" style:country-complex="SA"/>
    </style:style>
    <style:style style:name="P11" style:family="paragraph" style:parent-style-name="List_20_Paragraph" style:list-style-name="WWNum1">
      <style:text-properties fo:color="#00000a" style:font-name="Calibri Light" fo:font-size="12pt" fo:language="es" fo:country="ES" officeooo:rsid="001d182b" officeooo:paragraph-rsid="001d182b" style:font-name-asian="Droid Sans Fallback" style:font-size-asian="12pt" style:language-asian="en" style:country-asian="US" style:font-name-complex="Calibri Light1" style:font-size-complex="12pt" style:language-complex="ar" style:country-complex="SA"/>
    </style:style>
    <style:style style:name="T1" style:family="text">
      <style:text-properties style:font-name="Calibri Light" fo:font-size="12pt" style:font-size-asian="12pt" style:font-name-complex="Calibri Light1" style:font-size-complex="12pt" style:language-complex="ar" style:country-complex="SA"/>
    </style:style>
    <style:style style:name="T2" style:family="text">
      <style:text-properties style:font-name="Calibri Light" fo:font-size="12pt" officeooo:rsid="00197ee8" style:font-size-asian="12pt" style:font-name-complex="Calibri Light1" style:font-size-complex="12pt" style:language-complex="ar" style:country-complex="SA"/>
    </style:style>
    <style:style style:name="T3" style:family="text">
      <style:text-properties style:language-complex="ar" style:country-complex="S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Índice</text:p>
      <text:p text:style-name="P2"/>
      <text:list xml:id="list4958380994612378875" text:style-name="WWNum1">
        <text:list-item>
          <text:p text:style-name="P8">Introducción </text:p>
          <text:list>
            <text:list-item>
              <text:p text:style-name="P9">Motivación</text:p>
            </text:list-item>
            <text:list-item>
              <text:p text:style-name="P9">Objetivos</text:p>
            </text:list-item>
            <text:list-item>
              <text:p text:style-name="P9">Acerca de este documento</text:p>
            </text:list-item>
          </text:list>
        </text:list-item>
        <text:list-item>
          <text:p text:style-name="P8">Análisis</text:p>
          <text:list>
            <text:list-item>
              <text:p text:style-name="P9">Evolución del sistema operativo Android</text:p>
            </text:list-item>
            <text:list-item>
              <text:p text:style-name="P9">Situación del audio sobre el sistema operativo Android</text:p>
              <text:list>
                <text:list-item>
                  <text:p text:style-name="P9">Cambios en las últimas versiones</text:p>
                </text:list-item>
                <text:list-item>
                  <text:p text:style-name="P9">Situación actual sobre Android N</text:p>
                </text:list-item>
              </text:list>
            </text:list-item>
          </text:list>
        </text:list-item>
        <text:list-item>
          <text:p text:style-name="P8">Entorno de trabajo</text:p>
          <text:list>
            <text:list-item>
              <text:p text:style-name="P9">Código base sobre el que se desarrolla</text:p>
              <text:list>
                <text:list-item>
                  <text:p text:style-name="P9">Estructura del código Android</text:p>
                </text:list-item>
              </text:list>
            </text:list-item>
            <text:list-item>
              <text:p text:style-name="P9">Programas de utilidad para el análisis y diseño</text:p>
              <text:list>
                <text:list-item>
                  <text:p text:style-name="P9">QACT</text:p>
                </text:list-item>
                <text:list-item>
                  <text:p text:style-name="P9">QXDM</text:p>
                </text:list-item>
              </text:list>
            </text:list-item>
            <text:list-item>
              <text:p text:style-name="P9">Otros recursos utilizados</text:p>
              <text:list>
                <text:list-item>
                  <text:p text:style-name="P9">Jenkins</text:p>
                </text:list-item>
                <text:list-item>
                  <text:p text:style-name="P9">Gerrit</text:p>
                </text:list-item>
                <text:list-item>
                  <text:p text:style-name="P9">Confluence</text:p>
                </text:list-item>
                <text:list-item>
                  <text:p text:style-name="P9">JIRA</text:p>
                </text:list-item>
              </text:list>
            </text:list-item>
          </text:list>
        </text:list-item>
        <text:list-item>
          <text:p text:style-name="P8">Modos de audio</text:p>
          <text:list>
            <text:list-item>
              <text:p text:style-name="P9">¿Qué son los modos de audio en Android?</text:p>
              <text:list>
                <text:list-item>
                  <text:p text:style-name="P9">Modo normal</text:p>
                </text:list-item>
                <text:list-item>
                  <text:p text:style-name="P9">Modo tono de llamada</text:p>
                </text:list-item>
                <text:list-item>
                  <text:p text:style-name="P9">Modo en llamada</text:p>
                </text:list-item>
                <text:list-item>
                  <text:p text:style-name="P9">Modo en comunicación</text:p>
                </text:list-item>
              </text:list>
            </text:list-item>
            <text:list-item>
              <text:p text:style-name="P9">Diseño de un nuevo modo de audio para tono de llamada en VoIP</text:p>
              <text:list>
                <text:list-item>
                  <text:p text:style-name="P10">Implementación del modo de audio</text:p>
                </text:list-item>
                <text:list-item>
                  <text:p text:style-name="P10">Pruebas y problemas de su uso</text:p>
                </text:list-item>
              </text:list>
            </text:list-item>
          </text:list>
        </text:list-item>
        <text:list-item>
          <text:p text:style-name="P8">Curvas de volumen</text:p>
          <text:list>
            <text:list-item>
              <text:p text:style-name="P9">¿Qué son las curvas de volumen?</text:p>
            </text:list-item>
            <text:list-item>
              <text:p text:style-name="P9">Diferencia entre Android M y Android N</text:p>
              <text:list>
                <text:list-item>
                  <text:p text:style-name="P9">Limitaciones existentes en Android M</text:p>
                </text:list-item>
                <text:list-item>
                  <text:p text:style-name="P9">Limitaciones persistentes en Android N</text:p>
                </text:list-item>
                <text:list-item>
                  <text:p text:style-name="P9">Implementación de los cambios de Android N</text:p>
                </text:list-item>
                <text:list-item>
                  <text:p text:style-name="P10">Ajuste de las curvas de volumen</text:p>
                </text:list-item>
              </text:list>
            </text:list-item>
          </text:list>
        </text:list-item>
        <text:list-item>
          <text:p text:style-name="P8">Rutas del audio</text:p>
          <text:list>
            <text:list-item>
              <text:p text:style-name="P9">Rutado en el código</text:p>
              <text:list>
                <text:list-item>
                  <text:p text:style-name="P9">A nivel de DSP</text:p>
                </text:list-item>
                <text:list-item>
                  <text:p text:style-name="P9">A nivel de hardware</text:p>
                </text:list-item>
              </text:list>
            </text:list-item>
            <text:list-item>
              <text:p text:style-name="P9">Configuración del DSP a través del programa QACT</text:p>
              <text:list>
                <text:list-item>
                  <text:p text:style-name="P7"><text:span text:style-name="T1"><text:s/></text:span><text:span text:style-name="T2">Modos de diseño disponibles</text:span></text:p>
                </text:list-item>
              </text:list>
            </text:list-item>
            <text:list-item>
              <text:p text:style-name="P11"><text:s/>Análisis de la salida de los módulos del DSP a través del programa QXDM</text:p>
            </text:list-item>
            <text:list-item>
              <text:p text:style-name="P9"><text:soft-page-break/>Diseño de nuevas rutas</text:p>
              <text:list>
                <text:list-item>
                  <text:p text:style-name="P9">Para la supresión de ruido en grabaciones</text:p>
                </text:list-item>
                <text:list-item>
                  <text:p text:style-name="P7"><text:span text:style-name="T1">Para el correcto funcionamiento de aplicaciones de llamadas VoIP</text:span></text:p>
                </text:list-item>
              </text:list>
            </text:list-item>
          </text:list>
        </text:list-item>
        <text:list-item>
          <text:p text:style-name="P8">Conclusiones y futuro desarrollo</text:p>
        </text:list-item>
      </text:list>
      <text:p text:style-name="P3"/>
      <text:p text:style-name="P3"/>
      <text:p text:style-name="Standard"/>
      <text:p text:style-name="P4"><text:s/></text:p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swiss" style:font-pitch="variable"/>
    <style:font-face style:name="Calibri Light1" svg:font-family="'Calibri Light'" style:font-family-generic="system" style:font-pitch="variable"/>
    <style:font-face style:name="Courier New" svg:font-family="'Courier New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5%"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FreeSans" style:font-size-complex="11pt" style:language-complex="ar" style:country-complex="SA"/>
    </style:default-style>
    <style:default-style style:family="paragraph">
      <style:paragraph-properties fo:line-height="105%"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es" fo:country="ES" style:letter-kerning="true" style:font-name-asian="Droid Sans Fallback" style:font-size-asian="11pt" style:language-asian="en" style:country-asian="US" style:font-name-complex="Free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style:contextual-spacing="false" fo:line-height="105%" fo:text-align="start" style:justify-single-word="false" fo:orphans="2" fo:widows="2" fo:hyphenation-ladder-count="no-limit" style:writing-mode="lr-tb"/>
      <style:text-properties fo:color="#00000a" style:font-name="Calibri" fo:font-family="Calibri" style:font-family-generic="roman" style:font-pitch="variable" fo:font-size="11pt" fo:language="es" fo:country="ES" style:font-name-asian="Droid Sans Fallback" style:font-family-asian="'Droid Sans Fallback'" style:font-family-generic-asian="system" style:font-pitch-asian="variable" style:font-size-asian="11pt" style:language-asian="en" style:country-asian="US" style:font-name-complex="FreeSans" style:font-family-complex="FreeSans" style:font-family-generic-complex="system" style:font-pitch-complex="variable" style:font-size-complex="11pt" style:language-complex="ar" style:country-complex="SA" fo:hyphenate="false" fo:hyphenation-remain-char-count="2" fo:hyphenation-push-char-count="2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default-outline-level="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default-outline-level="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style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style:contextual-spacing="false" fo:line-height="100%">
        <style:tab-stops>
          <style:tab-stop style:position="7.5cm" style:type="center"/>
          <style:tab-stop style:position="15cm" style:type="right"/>
        </style:tab-stops>
      </style:paragraph-properties>
    </style:style>
    <style:style style:name="Default_20_Paragraph_20_Font" style:display-name="Default Paragraph Font" style:family="text"/>
    <style:style style:name="Encabezado_20_Car" style:display-name="Encabezado Car" style:family="text" style:parent-style-name="Default_20_Paragraph_20_Font"/>
    <style:style style:name="Pie_20_de_20_página_20_Car" style:display-name="Pie de página Car" style:family="text" style:parent-style-name="Default_20_Paragraph_20_Font"/>
    <style:style style:name="Placeholder_20_Text" style:display-name="Placeholder Text" style:family="text" style:parent-style-name="Default_20_Paragraph_20_Font">
      <style:text-properties fo:color="#808080"/>
    </style:style>
    <style:style style:name="ListLabel_20_1" style:display-name="ListLabel 1" style:family="text">
      <style:text-properties fo:font-weight="bold" style:font-weight-asian="bold"/>
    </style:style>
    <style:style style:name="ListLabel_20_2" style:display-name="ListLabel 2" style:family="text">
      <style:text-properties fo:font-weight="normal" style:font-weight-asian="normal"/>
    </style:style>
    <style:style style:name="ListLabel_20_3" style:display-name="ListLabel 3" style:family="text">
      <style:text-properties style:font-name-complex="Calibri Light1" style:font-family-complex="'Calibri Light'" style:font-family-generic-complex="system" style:font-pitch-complex="variable"/>
    </style:style>
    <style:style style:name="ListLabel_20_4" style:display-name="ListLabel 4" style:family="text">
      <style:text-properties style:font-name-complex="Courier New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weight="bold" style:font-weight-asian="bold"/>
    </style:style>
    <style:style style:name="ListLabel_20_6" style:display-name="ListLabel 6" style:family="text">
      <style:text-properties fo:font-weight="normal" style:font-weight-asian="normal"/>
    </style:style>
    <style:style style:name="ListLabel_20_7" style:display-name="ListLabel 7" style:family="text">
      <style:text-properties fo:font-weight="bold" style:font-weight-asian="bold"/>
    </style:style>
    <style:style style:name="ListLabel_20_8" style:display-name="ListLabel 8" style:family="text">
      <style:text-properties fo:font-weight="normal" style:font-weight-asian="norm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7" style:num-suffix="." style:num-format="1">
        <style:list-level-properties text:list-level-position-and-space-mode="label-alignment">
          <style:list-level-label-alignment text:label-followed-by="listtab" fo:text-indent="-0.635cm" fo:margin-left="0.635cm"/>
        </style:list-level-properties>
      </text:list-level-style-number>
      <text:list-level-style-number text:level="2" text:style-name="ListLabel_20_8" style:num-suffix="." style:num-format="1" text:display-levels="2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8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762cm" fo:margin-left="0.762cm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1.016cm" fo:margin-left="1.016cm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1.27cm" fo:margin-left="1.27cm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1.524cm" fo:margin-left="1.524cm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1.778cm" fo:margin-left="1.778cm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2.032cm" fo:margin-left="2.032cm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2.286cm" fo:margin-left="2.286cm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2.54cm" fo:margin-left="2.54cm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2.794cm" fo:margin-left="2.794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1.249cm" fo:margin-bottom="2.499cm" fo:margin-left="3cm" fo:margin-right="3cm" style:writing-mode="lr-tb" style:layout-grid-color="#c0c0c0" style:layout-grid-lines="58" style:layout-grid-base-height="0.423cm" style:layout-grid-ruby-height="0cm" style:layout-grid-mode="none" style:layout-grid-ruby-below="false" style:layout-grid-print="false" style:layout-grid-display="fals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51cm" fo:margin-left="0cm" fo:margin-right="0cm" fo:margin-bottom="1.15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  <style:master-page style:name="First_20_Page" style:display-name="First Page" style:page-layout-name="Mpm1" style:next-style-name="Standard">
      <style:header>
        <text:p text:style-name="Header"><text:tab/><text:tab/>Diego Poderoso Novo – Cátedra BQ Audio</text:p>
      </style:header>
      <style:header-first>
        <text:p text:style-name="Header"><text:tab/><text:tab/>Diego Poderoso Novo – Cátedra BQ Audio</text:p>
      </style:header-first>
    </style:master-page>
    <style:master-page style:name="Converted1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  <style:master-page style:name="Converted2" style:page-layout-name="Mpm1">
      <style:header>
        <text:p text:style-name="Header">[Escriba aquí]</text:p>
        <text:p text:style-name="MP1"/>
      </style:header>
      <style:header-first>
        <text:p text:style-name="Header">[Escriba aquí]</text:p>
        <text:p text:style-name="MP1"/>
      </style:head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17T15:29:00</meta:creation-date>
    <meta:initial-creator>Diego Poderoso Novo</meta:initial-creator>
    <dc:language>es-ES</dc:language>
    <dc:date>2017-05-30T19:16:26.954935814</dc:date>
    <meta:editing-cycles>7</meta:editing-cycles>
    <meta:editing-duration>PT19S</meta:editing-duration>
    <meta:generator>LibreOffice/4.2.8.2$Linux_X86_64 LibreOffice_project/420m0$Build-2</meta:generator>
    <meta:document-statistic meta:table-count="0" meta:image-count="0" meta:object-count="0" meta:page-count="2" meta:paragraph-count="57" meta:word-count="285" meta:character-count="1654" meta:non-whitespace-character-count="1462"/>
    <meta:template xlink:type="simple" xlink:actuate="onRequest" xlink:title="Normal.dotm" xlink:href=""/>
  </office:meta>
</office:document-meta>
</file>